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DF000024E7EF32DFF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roadway" svg:font-family="Broadway"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Britannic Bold" svg:font-family="'Britannic Bold'" style:font-family-generic="swiss" style:font-pitch="variable"/>
    <style:font-face style:name="Cordia New" svg:font-family="'Cordia New'" style:font-family-generic="swiss" style:font-pitch="variable"/>
    <style:font-face style:name="Eras Demi ITC1" svg:font-family="'Eras Demi ITC'" style:font-family-generic="swiss" style:font-pitch="variable"/>
    <style:font-face style:name="Eras Demi ITC" svg:font-family="'Eras Demi ITC'" style:font-adornments="Pogrubiona" style:font-family-generic="swiss" style:font-pitch="variable"/>
    <style:font-face style:name="Franklin Gothic Heavy" svg:font-family="'Franklin Gothic Heavy'" style:font-family-generic="swiss" style:font-pitch="variable"/>
    <style:font-face style:name="Tw Cen MT Condensed Extra Bold" svg:font-family="'Tw Cen MT Condensed Extra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en" fo:country="IE"/>
    </style:style>
    <style:style style:name="P2" style:family="paragraph" style:parent-style-name="Footer">
      <style:paragraph-properties fo:text-align="start" style:justify-single-word="false" fo:background-color="transparent">
        <style:background-image/>
      </style:paragraph-properties>
      <style:text-properties fo:color="#000000" style:font-name="Cordia New" fo:font-size="25pt" fo:language="en" fo:country="IE" fo:font-weight="bold" style:font-size-asian="25pt" style:font-weight-asian="bold" style:font-size-complex="25pt" style:font-weight-complex="bold"/>
    </style:style>
    <style:style style:name="P3" style:family="paragraph" style:parent-style-name="Footer">
      <style:paragraph-properties fo:text-align="start" style:justify-single-word="false" fo:background-color="transparent">
        <style:background-image/>
      </style:paragraph-properties>
      <style:text-properties fo:color="#ffffff" style:font-name="Berlin Sans FB Demi" fo:font-size="20pt" fo:language="en" fo:country="IE" fo:font-weight="normal" style:font-size-asian="20pt" style:font-weight-asian="normal" style:font-size-complex="20pt" style:font-weight-complex="normal"/>
    </style:style>
    <style:style style:name="P4" style:family="paragraph" style:parent-style-name="Standard">
      <style:text-properties fo:language="en" fo:country="IE"/>
    </style:style>
    <style:style style:name="P5" style:family="paragraph" style:parent-style-name="Standard">
      <style:paragraph-properties fo:text-align="center" style:justify-single-word="false"/>
      <style:text-properties fo:color="#ffffff" style:font-name="Tw Cen MT Condensed Extra Bold" fo:font-size="30pt" fo:language="en" fo:country="IE" fo:font-weight="normal" style:font-size-asian="30pt" style:font-weight-asian="normal" style:font-size-complex="30pt" style:font-weight-complex="normal"/>
    </style:style>
    <style:style style:name="P6" style:family="paragraph" style:parent-style-name="Standard">
      <style:paragraph-properties fo:text-align="center" style:justify-single-word="false"/>
      <style:text-properties fo:color="#ffffff" style:font-name="Broadway" fo:font-size="90pt" fo:language="en" fo:country="IE" fo:font-weight="normal" style:font-size-asian="90pt" style:font-weight-asian="normal" style:font-size-complex="90pt" style:font-weight-complex="normal"/>
    </style:style>
    <style:style style:name="P7" style:family="paragraph" style:parent-style-name="Standard">
      <style:paragraph-properties fo:break-before="page"/>
      <style:text-properties fo:language="en" fo:country="IE"/>
    </style:style>
    <style:style style:name="P8" style:family="paragraph" style:parent-style-name="Text_20_body">
      <style:text-properties fo:language="en" fo:country="IE"/>
    </style:style>
    <style:style style:name="P9" style:family="paragraph" style:parent-style-name="Text_20_body">
      <style:text-properties fo:language="en" fo:country="IE" style:language-asian="zxx" style:country-asian="none" style:language-complex="zxx" style:country-complex="none"/>
    </style:style>
    <style:style style:name="P10" style:family="paragraph" style:parent-style-name="Standard" style:master-page-name="First_20_Page">
      <style:paragraph-properties style:page-number="auto"/>
      <style:text-properties fo:language="en" fo:country="IE"/>
    </style:style>
    <style:style style:name="P11" style:family="paragraph" style:parent-style-name="Standard" style:master-page-name="First_20_Page">
      <style:paragraph-properties style:page-number="auto" fo:break-before="page"/>
      <style:text-properties fo:language="en" fo:country="IE"/>
    </style:style>
    <style:style style:name="P12" style:family="paragraph" style:parent-style-name="Standard" style:list-style-name="L2">
      <style:text-properties fo:language="en" fo:country="IE"/>
    </style:style>
    <style:style style:name="P13" style:family="paragraph" style:parent-style-name="Footer">
      <style:paragraph-properties fo:text-align="start" style:justify-single-word="false"/>
      <style:text-properties fo:language="en" fo:country="IE"/>
    </style:style>
    <style:style style:name="P14" style:family="paragraph" style:parent-style-name="Footer">
      <style:paragraph-properties fo:text-align="start" style:justify-single-word="false"/>
      <style:text-properties fo:font-size="5pt" fo:language="en" fo:country="IE" style:font-size-asian="5pt" style:font-size-complex="5pt"/>
    </style:style>
    <style:style style:name="P15" style:family="paragraph" style:parent-style-name="Footer">
      <style:paragraph-properties fo:text-align="start" style:justify-single-word="false"/>
      <style:text-properties style:font-name="Britannic Bold" fo:font-size="15pt" fo:language="en" fo:country="IE" style:font-size-asian="15pt" style:font-size-complex="15pt"/>
    </style:style>
    <style:style style:name="P16" style:family="paragraph" style:parent-style-name="Footer">
      <style:paragraph-properties fo:text-align="start" style:justify-single-word="false" fo:padding="0.074cm" fo:border-left="none" fo:border-right="none" fo:border-top="none" fo:border-bottom="0.035cm solid #000000" style:writing-mode="lr-tb" style:join-border="false"/>
      <style:text-properties fo:font-size="5pt" fo:language="en" fo:country="IE" style:font-size-asian="5pt" style:font-size-complex="5pt"/>
    </style:style>
    <style:style style:name="P17" style:family="paragraph" style:parent-style-name="Footer">
      <style:paragraph-properties fo:text-align="start" style:justify-single-word="false" fo:background-color="transparent">
        <style:background-image/>
      </style:paragraph-properties>
      <style:text-properties fo:color="#ffffff" style:font-name="Broadway" fo:font-size="50pt" fo:language="en" fo:country="IE" style:font-size-asian="50pt" style:font-size-complex="50pt"/>
    </style:style>
    <style:style style:name="P18" style:family="paragraph" style:parent-style-name="Footer">
      <style:paragraph-properties fo:text-align="start" style:justify-single-word="false" fo:background-color="transparent">
        <style:background-image/>
      </style:paragraph-properties>
      <style:text-properties fo:color="#ffffff" style:font-name="Broadway" fo:font-size="25pt" fo:language="en" fo:country="IE" fo:font-weight="normal" style:font-size-asian="25pt" style:font-weight-asian="normal" style:font-size-complex="25pt" style:font-weight-complex="normal"/>
    </style:style>
    <style:style style:name="P19" style:family="paragraph" style:parent-style-name="Footer">
      <style:paragraph-properties fo:text-align="start" style:justify-single-word="false" fo:background-color="transparent">
        <style:background-image/>
      </style:paragraph-properties>
      <style:text-properties fo:color="#ffffff" style:font-name="Berlin Sans FB Demi" fo:font-size="20pt" fo:language="en" fo:country="IE" fo:font-weight="normal" style:font-size-asian="20pt" style:font-weight-asian="normal" style:font-size-complex="20pt" style:font-weight-complex="normal"/>
    </style:style>
    <style:style style:name="P20" style:family="paragraph" style:parent-style-name="Footer" style:list-style-name="L1">
      <style:paragraph-properties fo:text-align="start" style:justify-single-word="false" fo:background-color="transparent">
        <style:background-image/>
      </style:paragraph-properties>
      <style:text-properties fo:color="#ffffff" style:font-name="Berlin Sans FB Demi" fo:font-size="20pt" fo:language="en" fo:country="IE" fo:font-weight="normal" style:font-size-asian="20pt" style:font-weight-asian="normal" style:font-size-complex="20pt" style:font-weight-complex="normal"/>
    </style:style>
    <style:style style:name="P21" style:family="paragraph" style:parent-style-name="Footer">
      <style:paragraph-properties fo:text-align="start" style:justify-single-word="false" fo:background-color="transparent">
        <style:background-image/>
      </style:paragraph-properties>
      <style:text-properties fo:color="#ffffff" style:font-name="Cordia New" fo:font-size="25pt" fo:language="en" fo:country="IE" style:text-underline-style="none" fo:font-weight="bold" style:font-size-asian="25pt" style:font-weight-asian="bold" style:font-size-complex="25pt" style:font-weight-complex="bold"/>
    </style:style>
    <style:style style:name="P22" style:family="paragraph" style:parent-style-name="Heading_20_1">
      <style:text-properties fo:language="en" fo:country="IE"/>
    </style:style>
    <style:style style:name="P23" style:family="paragraph" style:parent-style-name="Heading_20_1">
      <style:text-properties fo:language="en" fo:country="IE" style:language-asian="zxx" style:country-asian="none" style:language-complex="zxx" style:country-complex="non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Britannic Bold"/>
    </style:style>
    <style:style style:name="T2" style:family="text">
      <style:text-properties style:font-name="Britannic Bold" fo:font-size="13pt" style:font-size-asian="13pt" style:font-size-complex="13pt"/>
    </style:style>
    <style:style style:name="T3" style:family="text">
      <style:text-properties style:font-name="Britannic Bold" fo:font-size="13pt" fo:font-weight="bold" style:font-size-asian="13pt" style:font-weight-asian="bold" style:font-size-complex="13pt" style:font-weight-complex="bold"/>
    </style:style>
    <style:style style:name="T4" style:family="text">
      <style:text-properties style:font-name="Britannic Bold" fo:font-size="13pt" fo:font-weight="normal" style:font-size-asian="13pt" style:font-weight-asian="normal" style:font-size-complex="13pt" style:font-weight-complex="normal"/>
    </style:style>
    <style:style style:name="T5" style:family="text">
      <style:text-properties style:font-name="Eras Demi ITC1"/>
    </style:style>
    <style:style style:name="T6" style:family="text">
      <style:text-properties fo:color="#ffffff" style:text-underline-style="none"/>
    </style:style>
    <style:style style:name="T7" style:family="text">
      <style:text-properties fo:color="#e6e64c" fo:font-style="normal" style:text-underline-style="solid" style:text-underline-width="auto" style:text-underline-color="font-color" style:font-style-asian="normal" style:font-style-complex="normal"/>
    </style:style>
    <style:style style:name="T8" style:family="text">
      <style:text-properties fo:color="#e6e64c" style:text-underline-style="solid" style:text-underline-width="auto" style:text-underline-color="font-color"/>
    </style:style>
    <style:style style:name="T9" style:family="text">
      <style:text-properties style:text-underline-style="none"/>
    </style:style>
    <style:style style:name="fr1" style:family="graphic" style:parent-style-name="Frame">
      <style:graphic-properties style:vertical-pos="from-top" style:vertical-rel="paragraph" style:horizontal-pos="from-left" style:horizontal-rel="paragraph" fo:background-color="transparent" style:background-transparency="100%" fo:padding="0.15cm" fo:border="0.035cm solid #ffffff" style:shadow="none">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string" text:name="Document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grafika2" text:anchor-type="paragraph" svg:x="-2cm" svg:y="-2cm" svg:width="20.999cm" svg:height="29.699cm" draw:z-index="2"><draw:image xlink:href="Pictures/2000000700001DDF000024E7EF32DFFA.svm" xlink:type="simple" xlink:show="embed" xlink:actuate="onLoad"/></draw:frame></text:p>
      <text:p text:style-name="P4"/>
      <text:p text:style-name="P4"/>
      <text:p text:style-name="P17"><text:variable-set text:name="DocumentTitle" office:value-type="string">How to make your java application speak!</text:variable-set></text:p>
      <text:p text:style-name="P18">Improve user experience using innovative TTS technologies</text:p>
      <text:p text:style-name="P18"/>
      <text:p text:style-name="P18"/>
      <text:p text:style-name="P18"/>
      <text:p text:style-name="P18"/>
      <text:p text:style-name="P18"/>
      <text:p text:style-name="P18"/>
      <text:list xml:id="list4317031693449113642" text:style-name="L1">
        <text:list-item>
          <text:p text:style-name="P20">Learn how to create Java applications that <text:span text:style-name="T7">speak different languages</text:span></text:p>
        </text:list-item>
        <text:list-item>
          <text:p text:style-name="P20">Allow your application to create <text:span text:style-name="T8">custom mp3 audio scripts</text:span></text:p>
        </text:list-item>
        <text:list-item>
          <text:p text:style-name="P20">Enrich your application with <text:span text:style-name="T8">musical effects</text:span> using simple mp3 player</text:p>
        </text:list-item>
      </text:list>
      <text:p text:style-name="P3"/>
      <text:p text:style-name="P3">All that with a simple and easy to use API :)</text:p>
      <text:p text:style-name="P21"/>
      <text:p text:style-name="P11"/>
      <text:p text:style-name="P4">TTS basics</text:p>
      <text:p text:style-name="P4"><text:tab/>- What is TTS</text:p>
      <text:p text:style-name="P4"><text:tab/>- How to use it?</text:p>
      <text:p text:style-name="P4">Speaker</text:p>
      <text:p text:style-name="P4"><text:tab/>- First example</text:p>
      <text:p text:style-name="P4"><text:tab/>- Queue</text:p>
      <text:p text:style-name="P4"><text:tab/>- Advanced</text:p>
      <text:p text:style-name="P4"><text:tab/>- Store mode</text:p>
      <text:p text:style-name="P4"><text:tab/>- Exception vc Error </text:p>
      <text:p text:style-name="P4"><text:tab/>- sounds</text:p>
      <text:p text:style-name="P4">GoogleSpeaker</text:p>
      <text:p text:style-name="P4"/>
      <text:p text:style-name="P4"/>
      <text:p text:style-name="P4">To Do:</text:p>
      <text:p text:style-name="P4">- </text:p>
      <text:p text:style-name="P4">- SQLite</text:p>
      <text:p text:style-name="P4">- jUnits</text:p>
      <text:p text:style-name="P4">- documentation</text:p>
      <text:p text:style-name="P4">- pdf book</text:p>
      <text:p text:style-name="P4">- buying domain and building website</text:p>
      <text:p text:style-name="P4">- texts with GOOGLE analytics..</text:p>
      <text:p text:style-name="P4"/>
      <text:p text:style-name="P4"/>
      <text:p text:style-name="P4">Details:</text:p>
      <text:p text:style-name="P4">Title: make you Java application speak! :)</text:p>
      <text:p text:style-name="P4">How to create Speacking application</text:p>
      <text:p text:style-name="P4"/>
      <text:p text:style-name="P4">LPGL</text:p>
      <text:p text:style-name="P4">1.0</text:p>
      <text:p text:style-name="P4"/>
      <text:p text:style-name="P4">Improvements:</text:p>
      <text:list xml:id="list8232374097605755487" text:style-name="L2">
        <text:list-item>
          <text:p text:style-name="P12">SQLITE</text:p>
        </text:list-item>
        <text:list-item>
          <text:p text:style-name="P12"/>
        </text:list-item>
      </text:list>
      <text:p text:style-name="P4"/>
      <text:p text:style-name="P4"/>
      <text:p text:style-name="P7"/>
      <text:h text:style-name="P22" text:outline-level="1"><text:bookmark-start text:name="__RefHeading__272_7282955551"/>Table of contents<text:bookmark-end text:name="__RefHeading__272_7282955551"/></text:h>
      <text:p text:style-name="P4"/>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Table of contents</text:p>
          </text:index-title>
          <text:p text:style-name="P24">Table of contents<text:tab/>3</text:p>
          <text:p text:style-name="P24">Introduction<text:tab/>4</text:p>
        </text:index-body>
      </text:table-of-content>
      <text:p text:style-name="P4"/>
      <text:h text:style-name="P23" text:outline-level="1"/>
      <text:p text:style-name="P4"/>
      <text:p text:style-name="P4"/>
      <text:p text:style-name="P7"><draw:frame draw:style-name="fr1" draw:name="Ramka1" text:anchor-type="paragraph" svg:x="11.964cm" svg:y="0.035cm" svg:width="5.558cm" draw:z-index="0"><draw:text-box fo:min-height="5.112cm"><text:p text:style-name="P5"><draw:frame draw:style-name="fr3" draw:name="grafika1" text:anchor-type="paragraph" svg:x="0.245cm" svg:y="-0.185cm" svg:width="4.618cm" svg:height="5.073cm" draw:z-index="1"><draw:image xlink:href="Pictures/2000000700001DDF000024E7EF32DFFA.svm" xlink:type="simple" xlink:show="embed" xlink:actuate="onLoad"/></draw:frame>Chapter</text:p><text:p text:style-name="P6">1</text:p></draw:text-box></draw:frame></text:p>
      <text:h text:style-name="P22" text:outline-level="1"><text:bookmark-start text:name="__RefHeading__272_728295555"/>Introduction<text:bookmark-end text:name="__RefHeading__272_728295555"/></text:h>
      <text:p text:style-name="P4"/>
      <text:p text:style-name="P4">A normal tekst for this chapter seems ot be really good. A normal tekst for this chapter seems ot be really good.A normal tekst for this chapter seems ot be really good.A normal tekst for this chapter seems ot be really good.A normal tekst for this chapter seems ot be really good.A normal tekst for this chapter seems ot be really good.A normal tekst for this chapter seems ot be really good.A normal tekst for this chapter seems ot be really good.</text:p>
      <text:h text:style-name="P23" text:outline-level="1"/>
      <text:p text:style-name="P9"/>
      <text:p text:style-name="P9"/>
      <text:p text:style-name="P9"/>
      <text:p text:style-name="P9"/>
      <text:p text:style-name="P9"/>
      <text:p text:style-name="P9"/>
      <text:p text:style-name="P9"/>
      <text:p text:style-name="P9"/>
      <text:p text:style-name="P9"/>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Broadway" svg:font-family="Broadway"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Britannic Bold" svg:font-family="'Britannic Bold'" style:font-family-generic="swiss" style:font-pitch="variable"/>
    <style:font-face style:name="Cordia New" svg:font-family="'Cordia New'" style:font-family-generic="swiss" style:font-pitch="variable"/>
    <style:font-face style:name="Eras Demi ITC1" svg:font-family="'Eras Demi ITC'" style:font-family-generic="swiss" style:font-pitch="variable"/>
    <style:font-face style:name="Eras Demi ITC" svg:font-family="'Eras Demi ITC'" style:font-adornments="Pogrubiona" style:font-family-generic="swiss" style:font-pitch="variable"/>
    <style:font-face style:name="Franklin Gothic Heavy" svg:font-family="'Franklin Gothic Heavy'" style:font-family-generic="swiss" style:font-pitch="variable"/>
    <style:font-face style:name="Tw Cen MT Condensed Extra Bold" svg:font-family="'Tw Cen MT Condensed Extra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I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3.251cm" fo:margin-bottom="0.21cm"/>
      <style:text-properties style:font-name="Eras Demi ITC" fo:font-size="40pt" fo:font-weight="bold" style:font-size-asian="115%" style:font-weight-asian="bold" style:font-size-complex="115%"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IE"/>
    </style:style>
    <style:style style:name="MP2" style:family="paragraph" style:parent-style-name="Footer">
      <style:paragraph-properties fo:text-align="start" style:justify-single-word="false" fo:padding="0.074cm" fo:border-left="none" fo:border-right="none" fo:border-top="none" fo:border-bottom="0.035cm solid #000000" style:writing-mode="lr-tb" style:join-border="false"/>
      <style:text-properties fo:font-size="5pt" fo:language="en" fo:country="IE" style:font-size-asian="5pt" style:font-size-complex="5pt"/>
    </style:style>
    <style:style style:name="MP3" style:family="paragraph" style:parent-style-name="Footer">
      <style:paragraph-properties fo:text-align="start" style:justify-single-word="false"/>
      <style:text-properties fo:font-size="5pt" fo:language="en" fo:country="IE" style:font-size-asian="5pt" style:font-size-complex="5pt"/>
    </style:style>
    <style:style style:name="MP4" style:family="paragraph" style:parent-style-name="Footer">
      <style:paragraph-properties fo:text-align="start" style:justify-single-word="false"/>
      <style:text-properties style:font-name="Britannic Bold" fo:font-size="15pt" fo:language="en" fo:country="IE" style:font-size-asian="15pt" style:font-size-complex="15pt"/>
    </style:style>
    <style:style style:name="MP5" style:family="paragraph" style:parent-style-name="Footer">
      <style:paragraph-properties fo:text-align="start" style:justify-single-word="false"/>
      <style:text-properties fo:language="en" fo:country="IE"/>
    </style:style>
    <style:style style:name="MP6" style:family="paragraph" style:parent-style-name="Footer">
      <style:paragraph-properties fo:text-align="start" style:justify-single-word="false" fo:background-color="transparent">
        <style:background-image/>
      </style:paragraph-properties>
      <style:text-properties fo:color="#000000" style:font-name="Cordia New" fo:font-size="25pt" fo:language="en" fo:country="IE" fo:font-weight="bold" style:font-size-asian="25pt" style:font-weight-asian="bold" style:font-size-complex="25pt" style:font-weight-complex="bold"/>
    </style:style>
    <style:style style:name="MT1" style:family="text">
      <style:text-properties style:text-underline-style="none"/>
    </style:style>
    <style:style style:name="MT2" style:family="text">
      <style:text-properties style:font-name="Britannic Bold" fo:font-size="13pt" fo:font-weight="normal" style:font-size-asian="13pt" style:font-weight-asian="normal" style:font-size-complex="13pt" style:font-weight-complex="normal"/>
    </style:style>
    <style:style style:name="MT3" style:family="text">
      <style:text-properties style:font-name="Eras Demi ITC1"/>
    </style:style>
    <style:style style:name="MT4" style:family="text">
      <style:text-properties fo:color="#ffffff"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s text:c="3"/></text:p>
        <text:p text:style-name="MP3"><text:s text:c="2"/></text:p>
        <text:p text:style-name="MP4"><text:a xlink:type="simple" xlink:href="http://www.LearnProgrammingNow.com/"><text:span text:style-name="MT1">www.LearnProgrammingNow.com</text:span></text:a></text:p>
        <text:p text:style-name="MP3"><text:s text:c="2"/></text:p>
        <text:p text:style-name="MP5"><text:span text:style-name="MT2">How to make your java application speak!</text:span><text:tab/><text:tab/><text:span text:style-name="MT3">[</text:span><text:span text:style-name="MT3"><text:page-number text:select-page="current">4</text:page-number></text:span><text:span text:style-name="MT3">]</text:span></text:p>
      </style:footer>
    </style:master-page>
    <style:master-page style:name="First_20_Page" style:display-name="First Page" style:page-layout-name="Mpm2" style:next-style-name="Standard">
      <style:footer>
        <text:p text:style-name="MP6"><text:a xlink:type="simple" xlink:href="http://www.LearnProgrammingNow.com/"><text:span text:style-name="MT4">www.LearnProgrammingNow.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5M53S</meta:editing-duration>
    <meta:editing-cycles>141</meta:editing-cycles>
    <meta:generator>OpenOffice/4.0.1$Win32 OpenOffice.org_project/401m5$Build-9714</meta:generator>
    <dc:date>2014-04-21T20:25:28.30</dc:date>
    <meta:document-statistic meta:table-count="0" meta:image-count="2" meta:object-count="0" meta:page-count="4" meta:paragraph-count="46" meta:word-count="234" meta:character-count="1348"/>
    <meta:user-defined meta:name="Info 1"/>
    <meta:user-defined meta:name="Info 2"/>
    <meta:user-defined meta:name="Info 3"/>
    <meta:user-defined meta:name="Info 4"/>
  </office:meta>
</office:document-meta>
</file>